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831e"/>
    </style:style>
    <style:style style:name="P2" style:family="paragraph" style:parent-style-name="Standard">
      <style:text-properties officeooo:paragraph-rsid="000768ba"/>
    </style:style>
    <style:style style:name="P3" style:family="paragraph" style:parent-style-name="Standard">
      <style:paragraph-properties fo:text-align="center" style:justify-single-word="false"/>
      <style:text-properties officeooo:paragraph-rsid="00086589"/>
    </style:style>
    <style:style style:name="P4" style:family="paragraph" style:parent-style-name="Standard">
      <style:paragraph-properties fo:text-align="start" style:justify-single-word="false"/>
      <style:text-properties officeooo:paragraph-rsid="00086589"/>
    </style:style>
    <style:style style:name="P5" style:family="paragraph" style:parent-style-name="Standard">
      <style:paragraph-properties fo:text-align="start" style:justify-single-word="false"/>
      <style:text-properties officeooo:paragraph-rsid="00095ab6"/>
    </style:style>
    <style:style style:name="P6" style:family="paragraph" style:parent-style-name="Standard">
      <style:paragraph-properties fo:text-align="start" style:justify-single-word="false"/>
      <style:text-properties officeooo:paragraph-rsid="0009c4ec"/>
    </style:style>
    <style:style style:name="P7" style:family="paragraph" style:parent-style-name="Standard">
      <style:paragraph-properties fo:text-align="start" style:justify-single-word="false"/>
      <style:text-properties officeooo:paragraph-rsid="000b551a"/>
    </style:style>
    <style:style style:name="P8" style:family="paragraph" style:parent-style-name="Standard">
      <style:paragraph-properties fo:text-align="start" style:justify-single-word="false"/>
      <style:text-properties officeooo:paragraph-rsid="000cc0cc"/>
    </style:style>
    <style:style style:name="T1" style:family="text">
      <style:text-properties officeooo:rsid="0005831e"/>
    </style:style>
    <style:style style:name="T2" style:family="text">
      <style:text-properties officeooo:rsid="000768ba"/>
    </style:style>
    <style:style style:name="T3" style:family="text">
      <style:text-properties officeooo:rsid="00086589"/>
    </style:style>
    <style:style style:name="T4" style:family="text">
      <style:text-properties officeooo:rsid="00095ab6"/>
    </style:style>
    <style:style style:name="T5" style:family="text">
      <style:text-properties officeooo:rsid="0009c4ec"/>
    </style:style>
    <style:style style:name="T6" style:family="text">
      <style:text-properties officeooo:rsid="000b551a"/>
    </style:style>
    <style:style style:name="T7" style:family="text">
      <style:text-properties officeooo:rsid="000cc0cc"/>
    </style:style>
    <style:style style:name="T8" style:family="text">
      <style:text-properties officeooo:rsid="000d9b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Chapitre I</text:span></text:p>
      <text:p text:style-name="P1"><text:span text:style-name="T1"><text:tab/></text:span></text:p>
      <text:p text:style-name="P1"><text:span text:style-name="T1">1)</text:span></text:p>
      <text:p text:style-name="P1"><text:span text:style-name="T1"/></text:p>
      <text:p text:style-name="P1"><text:span text:style-name="T1">a) Informations CPU</text:span></text:p>
      <text:p text:style-name="P1"><text:span text:style-name="T1"/></text:p>
      <text:p text:style-name="P1"><text:span text:style-name="T1">cat /proc/cpuinfo</text:span></text:p>
      <text:p text:style-name="P1"><text:span text:style-name="T1"/></text:p>
      <text:p text:style-name="P1"><text:span text:style-name="T1">Intel, 2.67 GHZ, 4 cores</text:span></text:p>
      <text:p text:style-name="P1"><text:span text:style-name="T1"/></text:p>
      <text:p text:style-name="P1"><text:span text:style-name="T1">b) RAM</text:span></text:p>
      <text:p text:style-name="P1"><text:span text:style-name="T1"/></text:p>
      <text:p text:style-name="P1"><text:span text:style-name="T1">free -m</text:span></text:p>
      <text:p text:style-name="P1"><text:span text:style-name="T1"/></text:p>
      <text:p text:style-name="P1"><text:span text:style-name="T1">7968 Mo</text:span></text:p>
      <text:p text:style-name="P1"><text:span text:style-name="T1"/></text:p>
      <text:p text:style-name="P1"><text:span text:style-name="T1">c) Disk space</text:span></text:p>
      <text:p text:style-name="P1"><text:span text:style-name="T1"/></text:p>
      <text:p text:style-name="P1"><text:span text:style-name="T1">df -ah</text:span></text:p>
      <text:p text:style-name="P1"><text:span text:style-name="T1"/></text:p>
      <text:p text:style-name="P1"><text:span text:style-name="T1">95 GB en tout</text:span></text:p>
      <text:p text:style-name="P1"><text:span text:style-name="T1"/></text:p>
      <text:p text:style-name="P1"><text:span text:style-name="T1">d) OS</text:span></text:p>
      <text:p text:style-name="P1"><text:span text:style-name="T1"/></text:p>
      <text:p text:style-name="P1"><text:span text:style-name="T1">cat /proc/version</text:span></text:p>
      <text:p text:style-name="P1"><text:span text:style-name="T1"/></text:p>
      <text:p text:style-name="P1"><text:span text:style-name="T1">Linux version 3.8.0-21-generic (buildd@allspice) (gcc version 4.7.3 (Ubuntu/Linaro 4.7.3-1ubuntu1) )</text:span></text:p>
      <text:p text:style-name="P1"><text:span text:style-name="T1"/></text:p>
      <text:p text:style-name="P2"><text:span text:style-name="T2">4) Liste des différents paradigmes :</text:span></text:p>
      <text:p text:style-name="P2"><text:span text:style-name="T2"/></text:p>
      <text:p text:style-name="P2"><text:span text:style-name="T2">Impératif (ou Procédural), Fonctionnelle, Orienté-objet et Logique.</text:span></text:p>
      <text:p text:style-name="P2"><text:span text:style-name="T2">Il existe des langages qui mélangent plusieurs de ces paradigmes.</text:span></text:p>
      <text:p text:style-name="P2"><text:span text:style-name="T2"/></text:p>
      <text:p text:style-name="P2"><text:span text:style-name="T2">8) </text:span><text:a xlink:type="simple" xlink:href="http://www.top500.org/"><text:span text:style-name="T2">www.top500.org</text:span></text:a><text:span text:style-name="T2"> pour avoir le classement des machines les plus rapides du monde.</text:span></text:p>
      <text:p text:style-name="P2"><text:span text:style-name="T2">Nombre de cores de la 1ere : 3 120 000 à 2200 GHZ (National University of Defense Technology à Changsha, Hunan, Chine)</text:span></text:p>
      <text:p text:style-name="P2"><text:span text:style-name="T2">Nombre de cores de la dernière : 20 520 à 2.66 GHZ (Web company, USA)</text:span></text:p>
      <text:p text:style-name="P2"><text:span text:style-name="T2"/></text:p>
      <text:p text:style-name="P3"><text:span text:style-name="T3">Chapitre II</text:span></text:p>
      <text:p text:style-name="P4"><text:span text:style-name="T3"/></text:p>
      <text:p text:style-name="P4"><text:span text:style-name="T3">REPL = </text:span><text:span text:style-name="T7">"</text:span><text:span text:style-name="T3">Read-Evaluate-Print Loop</text:span><text:span text:style-name="T7">"</text:span></text:p>
      <text:p text:style-name="P4"><text:span text:style-name="T3"/></text:p>
      <text:p text:style-name="P4"><text:span text:style-name="T3">3) cat google.html | grep google | wc -l</text:span></text:p>
      <text:p text:style-name="P2"><text:span text:style-name="T2"/></text:p>
      <text:p text:style-name="P2"><text:span text:style-name="T2"/></text:p>
      <text:p text:style-name="P3"><text:span text:style-name="T3">Chapitre III</text:span></text:p>
      <text:p text:style-name="P3"><text:span text:style-name="T3"/></text:p>
      <text:p text:style-name="P4"><text:span text:style-name="T3">Token = plus petite entité ayant un sens</text:span></text:p>
      <text:p text:style-name="P4"><text:span text:style-name="T3">Statement = instruction complète et cohérente</text:span></text:p>
      <text:p text:style-name="P4"><text:span text:style-name="T3">Expression = groupe de tokens ayant une valeur et un TYPE</text:span></text:p>
      <text:p text:style-name="P4"><text:span text:style-name="T3">En Scala, les expressions valides sont des statements.</text:span></text:p>
      <text:p text:style-name="P4"><text:soft-page-break/><text:span text:style-name="T3">En Scala, toutes les values sont des OBJETS.</text:span></text:p>
      <text:p text:style-name="P4"><text:span text:style-name="T3">METHODES </text:span><text:span text:style-name="T4">=</text:span><text:span text:style-name="T3"> ce que les objets savent faire.</text:span></text:p>
      <text:p text:style-name="P4"><text:span text:style-name="T3"/></text:p>
      <text:p text:style-name="P5"><text:span text:style-name="T4">Exemple : 5.6.toInt (tronque)</text:span></text:p>
      <text:p text:style-name="P5"><text:span text:style-name="T4">Les points entre l'objet et la méthode ne sont pas obligatoire ainsi que les parenthèses pour indiquer les arguments d'une méthode (si un seul argument) : 5.6 toInt</text:span></text:p>
      <text:p text:style-name="P5"><text:span text:style-name="T4"/></text:p>
      <text:p text:style-name="P5"><text:span text:style-name="T4">Type Char = un seul caractère (entre ' ')</text:span></text:p>
      <text:p text:style-name="P5"><text:span text:style-name="T4"/></text:p>
      <text:p text:style-name="P5"><text:span text:style-name="T4">('a'+1).toChar → 'b'</text:span></text:p>
      <text:p text:style-name="P5"><text:span text:style-name="T4"/></text:p>
      <text:p text:style-name="P5"><text:span text:style-name="T4">Type java.lang.String = chaîne de caractères, qui peut être vide (entre </text:span><text:span text:style-name="T7">"</text:span><text:span text:style-name="T4"> </text:span><text:span text:style-name="T7">"</text:span><text:span text:style-name="T4"> )</text:span></text:p>
      <text:p text:style-name="P5"><text:span text:style-name="T4"/></text:p>
      <text:p text:style-name="P5"><text:span text:style-name="T4">'+' = concaténation</text:span></text:p>
      <text:p text:style-name="P5"><text:span text:style-name="T4">'*' = répète la chaîne n fois. </text:span><text:span text:style-name="T7">"</text:span><text:span text:style-name="T4">abc</text:span><text:span text:style-name="T7">"</text:span><text:span text:style-name="T4">*6</text:span></text:p>
      <text:p text:style-name="P5"><text:span text:style-name="T4">Unit = non-value (équivalent à void dans les autres langages)</text:span></text:p>
      <text:p text:style-name="P5"><text:span text:style-name="T4">Tuple = collection ((5,6,7). Syntaxe spéciale pour les tuples de longueur 2 : 3 → </text:span><text:span text:style-name="T7">"</text:span><text:span text:style-name="T4">three</text:span><text:span text:style-name="T7">"</text:span><text:span text:style-name="T4"> ).</text:span></text:p>
      <text:p text:style-name="P5"><text:span text:style-name="T4"><text:tab/>Méthodes utilisées pour obtenir les éléments d'un tuple : _1, _2, …</text:span></text:p>
      <text:p text:style-name="P5"><text:span text:style-name="T4"/></text:p>
      <text:p text:style-name="P5"><text:span text:style-name="T4">Un L à la fin d'un Int le transforme en type Long.</text:span></text:p>
      <text:p text:style-name="P5"><text:span text:style-name="T4"/></text:p>
      <text:p text:style-name="P6"><text:span text:style-name="T5">Préfixer un nombre par 0 pour qu'il soit en base 8 et par 0x en base 16.</text:span></text:p>
      <text:p text:style-name="P6"><text:span text:style-name="T5"/></text:p>
      <text:p text:style-name="P7"><text:span text:style-name="T7">"""</text:span><text:span text:style-name="T6"> pour avoir une chaîne qui contient tout ce que l'on veut.</text:span></text:p>
      <text:p text:style-name="P7"><text:span text:style-name="T6"/></text:p>
      <text:p text:style-name="P7"><text:span text:style-name="T6">val age:Int=5</text:span></text:p>
      <text:p text:style-name="P7"><text:span text:style-name="T6">var average:Int=10</text:span></text:p>
      <text:p text:style-name="P7"><text:span text:style-name="T6">Le typage est optionnel (Scala le fait pour nous).</text:span></text:p>
      <text:p text:style-name="P7"><text:span text:style-name="T6">val → impossible de changer la valeur de la variable</text:span></text:p>
      <text:p text:style-name="P7"><text:span text:style-name="T6">var → possible de la changer</text:span></text:p>
      <text:p text:style-name="P5"><text:span text:style-name="T4"/></text:p>
      <text:p text:style-name="P8"><text:span text:style-name="T7">Pour lancer un programme (.scala) dans REPL taper :load script.scala</text:span></text:p>
      <text:p text:style-name="P8"><text:span text:style-name="T7">Toutes les sorties intermédiaires seront retranscrites à l'écran.</text:span></text:p>
      <text:p text:style-name="P8"><text:span text:style-name="T7"/></text:p>
      <text:p text:style-name="P8"><text:span text:style-name="T7">Pour que l'utilisateur puisse rentrer une valeur :</text:span></text:p>
      <text:p text:style-name="P8"><text:span text:style-name="T7">print ("Enter something")</text:span></text:p>
      <text:p text:style-name="P8"><text:span text:style-name="T7">vat totalValue=readInt()</text:span></text:p>
      <text:p text:style-name="P8"><text:span text:style-name="T7"/></text:p>
      <text:p text:style-name="P8"><text:span text:style-name="T7">// </text:span><text:span text:style-name="T8">commentaires sur une seule ligne</text:span></text:p>
      <text:p text:style-name="P8"><text:span text:style-name="T8">/* … */ commentaires multi-lignes</text:span></text:p>
      <text:p text:style-name="P8"><text:span text:style-name="T8"/></text:p>
      <text:p text:style-name="P5"><text:span text:style-name="T4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is </meta:initial-creator>
    <meta:creation-date>2013-07-02T14:35:53</meta:creation-date>
    <dc:date>2013-07-03T10:35:57</dc:date>
    <dc:creator>paris </dc:creator>
    <meta:editing-duration>PT19H40M26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2" meta:paragraph-count="56" meta:word-count="401" meta:character-count="2320" meta:non-whitespace-character-count="1967"/>
  </office:meta>
</office:document-meta>
</file>